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'Lucida Grande', 'Lucida Sans Unicode'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style:font-name="Arial Narrow" fo:font-size="12pt" fo:font-weight="bold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="Arial Narrow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style:font-name="Arial Narrow" fo:font-size="18pt" fo:font-weight="bold" style:font-size-asian="18pt" style:font-size-complex="18pt"/>
    </style:style>
    <style:style style:name="P5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style:font-name="Arial Narrow" fo:font-size="12pt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  <style:text-properties style:font-name="Arial Narrow" fo:font-size="12pt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  <style:text-properties style:font-name="Arial Narrow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color="#000000"/>
    </style:style>
    <style:style style:name="T5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K Food Price Spiral</text:p>
      <text:p text:style-name="P1"/>
      <text:p text:style-name="P2"><text:span text:style-name="T1">This project sets out to analyse how food prices have changed in UK over a period of 9 years (2003 – 2012). </text:span></text:p>
      <text:p text:style-name="P2"><text:span text:style-name="T1"/></text:p>
      <text:p text:style-name="P2">Staple foods were taken into consideration based on the data we retrieved from the UK Office for National Statistics. </text:p>
      <text:p text:style-name="P2"/>
      <text:p text:style-name="P2">More specifically, our artefact tries to convey a visual representation of <text:s/>how purchasing power has changed in UK from 2003 to 2012.</text:p>
      <text:p text:style-name="P2"/>
      <text:p text:style-name="P2"><text:s/>The ratio between the <text:span text:style-name="T3">Median Gross Annual Income and the Annual Average Food Shopping Price was calculated as a proxy for consumers' purchasing power. </text:span><text:span text:style-name="T2">Gross Annual Income / Annual Average Food Shopping Price'.</text:span></text:p>
      <text:p text:style-name="P2"><text:span text:style-name="T4">We found out that the </text:span><text:span text:style-name="T3">number of average shopping baskets that can be purchased with the annual average income has decreased from 173 (2003) to 147 (2012). </text:span></text:p>
      <text:p text:style-name="P3"/>
      <text:p text:style-name="P3">Moreover, we determined which specific food items have increased in price the most, that is salmon, lamb, rump steak. </text:p>
      <text:p text:style-name="P3"/>
      <text:p text:style-name="P3">We calculated and compared the standard deviation of <text:s/>prices of a basket of food items for 2 periods of time: 2003-2007 and 2008-2013.</text:p>
      <text:p text:style-name="P3"/>
      <text:p text:style-name="P3">The price trend of these 3 items along with the price trend of bread can be observed in detail by clicking on a specific year displayed in our spiral.</text:p>
      <text:p text:style-name="P3"/>
      <text:p text:style-name="P3">The main finding is that purchasing power decreased considerably from 2003 to 2012, so the increase in income did not match the increase in price.</text:p>
      <text:p text:style-name="P3"/>
      <text:p text:style-name="P3"/>
      <text:section text:style-name="Sect1" text:name="magicdomid24">
        <text:p text:style-name="P2"/>
        <text:p text:style-name="P2"><text:span text:style-name="T5">Resources:</text:span></text:p>
        <text:p text:style-name="P2"/>
      </text:section>
      <text:section text:style-name="Sect1" text:name="magicdomid25">
        <text:list xml:id="list5938741667429434220" text:style-name="L1">
          <text:list-header>
            <text:p text:style-name="P5">Patterns of Pay tables, 1997-2012 </text:p>
            <text:p text:style-name="P5">http://www.ons.gov.uk/ons/rel/ashe/patterns-of-pay/1997-to-2012-ashe-results/ref-tables-pop-2012.xls</text:p>
            <text:p text:style-name="P5"/>
          </text:list-header>
        </text:list>
      </text:section>
      <text:section text:style-name="Sect1" text:name="magicdomid26">
        <text:list xml:id="list8458532224493648146" text:style-name="L2">
          <text:list-header>
            <text:p text:style-name="P6"> Consumer Trends Excel Dataset, Current price, not seasonally adjusted, Q1 2013</text:p>
            <text:p text:style-name="P6">http://www.ons.gov.uk/ons/rel/consumer-trends/consumer-trends/q1-2013/rft-web-excels--cp-nsa-q1-2013.xls</text:p>
            <text:p text:style-name="P6"/>
          </text:list-header>
        </text:list>
      </text:section>
      <text:section text:style-name="Sect1" text:name="magicdomid27">
        <text:list xml:id="list2205911480788262537" text:style-name="L3">
          <text:list-header>
            <text:p text:style-name="P7">Consumer Price Indices February 2013</text:p>
            <text:p text:style-name="P7">http://www.ons.gov.uk/ons/rel/cpi/consumer-price-indices/july-2013/consumer-price-inflation-reference-tables.xls</text:p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" svg:font-family="arial, 'Lucida Grande', 'Lucida Sans Unicode'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2:09:31</meta:creation-date>
    <dc:date>2013-09-21T13:18:50</dc:date>
    <meta:editing-duration>PT1H11M27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17" meta:word-count="255" meta:character-count="1773"/>
  </office:meta>
</office:document-meta>
</file>